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3" style:master-page-name="">
      <style:paragraph-properties style:page-number="auto" fo:keep-with-next="auto" style:writing-mode="page"/>
    </style:style>
    <style:style style:name="P2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1e937a"/>
    </style:style>
    <style:style style:name="T2" style:family="text">
      <style:text-properties officeooo:rsid="001ed73b"/>
    </style:style>
    <style:style style:name="T3" style:family="text">
      <style:text-properties officeooo:rsid="002010b1"/>
    </style:style>
    <style:style style:name="T4" style:family="text">
      <style:text-properties officeooo:rsid="0020ad0f"/>
    </style:style>
    <style:style style:name="T5" style:family="text">
      <style:text-properties officeooo:rsid="0025018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Bill's Wasta Linux Documentation currently contains the following documents:</text:h>
      <text:h text:style-name="Heading_20_5" text:outline-level="5">1. <text:a xlink:type="simple" xlink:href="../How%20to%20get%20software%20updates%20for%20a%20Full%20Wasta-Offline%20Mirror%20residing%20on%20a%201TB%20USB%20hard%20drive.html" text:style-name="Internet_20_link" text:visited-style-name="Visited_20_Internet_20_Link">How to get software updates for a Full Wasta-Offline Mirror </text:a><text:a xlink:type="simple" xlink:href="../How%20to%20get%20software%20updates%20for%20a%20Full%20Wasta-Offline%20Mirror%20residing%20on%20a%201TB%20USB%20hard%20drive.html" text:style-name="Internet_20_link" text:visited-style-name="Visited_20_Internet_20_Link"><text:span text:style-name="T1">residing on a 1TB USB hard driv</text:span></text:a><text:span text:style-name="T1">e. (</text:span><text:a xlink:type="simple" xlink:href="../How%20to%20get%20software%20updates%20for%20a%20Full%20Wasta-Offline%20Mirror%20residing%20on%20a%201TB%20USB%20hard%20drive.odt" text:style-name="Internet_20_link" text:visited-style-name="Visited_20_Internet_20_Link"><text:span text:style-name="T1">.odt</text:span></text:a><text:span text:style-name="T1">, </text:span><text:a xlink:type="simple" xlink:href="../How%20to%20get%20software%20updates%20for%20a%20Full%20Wasta-Offline%20Mirror%20residing%20on%20a%201TB%20USB%20hard%20drive.html" text:style-name="Internet_20_link" text:visited-style-name="Visited_20_Internet_20_Link"><text:span text:style-name="T1">.html</text:span></text:a><text:span text:style-name="T1"> and </text:span><text:a xlink:type="simple" xlink:href="../How%20to%20get%20software%20updates%20for%20a%20Full%20Wasta-Offline%20Mirror%20residing%20on%20a%201TB%20USB%20hard%20drive.pdf" text:style-name="Internet_20_link" text:visited-style-name="Visited_20_Internet_20_Link"><text:span text:style-name="T1">.pdf</text:span></text:a><text:span text:style-name="T1">)</text:span></text:h>
      <text:h text:style-name="Heading_20_5" text:outline-level="5">2. <text:a xlink:type="simple" xlink:href="../How%20to%20get%20software%20updates%20from%20one%20Wasta%20computer%20and%20transfer%20them%20to%20another%20Wasta%20computer%20using%20wasta-offline-setup.html" text:style-name="Internet_20_link" text:visited-style-name="Visited_20_Internet_20_Link">How to get software updates from one Wasta compter and transfer them to another Wasta computer using wasta-offline-setup</text:a>. (<text:a xlink:type="simple" xlink:href="../How%20to%20get%20software%20updates%20from%20one%20Wasta%20computer%20and%20transfer%20them%20to%20another%20Wasta%20computer%20using%20wasta-offline-setup.odt" text:style-name="Internet_20_link" text:visited-style-name="Visited_20_Internet_20_Link">.odt</text:a>, <text:a xlink:type="simple" xlink:href="../How%20to%20get%20software%20updates%20from%20one%20Wasta%20computer%20and%20transfer%20them%20to%20another%20Wasta%20computer%20using%20wasta-offline-setup.html" text:style-name="Internet_20_link" text:visited-style-name="Visited_20_Internet_20_Link">.html</text:a> and <text:a xlink:type="simple" xlink:href="../How%20to%20get%20software%20updates%20from%20one%20Wasta%20computer%20and%20transfer%20them%20to%20another%20Wasta%20computer%20using%20wasta-offline-setup.pdf" text:style-name="Internet_20_link" text:visited-style-name="Visited_20_Internet_20_Link">.pdf</text:a>)</text:h>
      <text:h text:style-name="Heading_20_5" text:outline-level="5">3. <text:a xlink:type="simple" xlink:href="../How%20to%20install%20Wasta%20Linux%20totally%20replacing%20Windows.html" text:style-name="Internet_20_link" text:visited-style-name="Visited_20_Internet_20_Link">How to install Wasta Linux totally replacing Windows</text:a>. (<text:a xlink:type="simple" xlink:href="../How%20to%20install%20Wasta%20Linux%20totally%20replacing%20Windows.odt" text:style-name="Internet_20_link" text:visited-style-name="Visited_20_Internet_20_Link">.odt</text:a>, <text:a xlink:type="simple" xlink:href="../How%20to%20install%20Wasta%20Linux%20totally%20replacing%20Windows.html" text:style-name="Internet_20_link" text:visited-style-name="Visited_20_Internet_20_Link">.html</text:a> and <text:a xlink:type="simple" xlink:href="../How%20to%20install%20Wasta%20Linux%20totally%20replacing%20Windows.pdf" text:style-name="Internet_20_link" text:visited-style-name="Visited_20_Internet_20_Link">.pdf</text:a>)</text:h>
      <text:h text:style-name="Heading_20_5" text:outline-level="5">4. <text:a xlink:type="simple" xlink:href="../How%20to%20install%20Wasta%20Linux%20to%20dual%20boot%20with%20an%20Existing%20Windows%20system.html" text:style-name="Internet_20_link" text:visited-style-name="Visited_20_Internet_20_Link">How to install Wasta Linux to dual boot with an Existing Windows system</text:a>. (<text:a xlink:type="simple" xlink:href="../How%20to%20install%20Wasta%20Linux%20to%20dual%20boot%20with%20an%20Existing%20Windows%20system.odt" text:style-name="Internet_20_link" text:visited-style-name="Visited_20_Internet_20_Link">.odt</text:a>, <text:a xlink:type="simple" xlink:href="../How%20to%20install%20Wasta%20Linux%20to%20dual%20boot%20with%20an%20Existing%20Windows%20system.html" text:style-name="Internet_20_link" text:visited-style-name="Visited_20_Internet_20_Link">.html</text:a>, and <text:a xlink:type="simple" xlink:href="../How%20to%20install%20Wasta%20Linux%20to%20dual%20boot%20with%20an%20Existing%20Windows%20system.pdf" text:style-name="Internet_20_link" text:visited-style-name="Visited_20_Internet_20_Link">.pdf</text:a>)</text:h>
      <text:h text:style-name="Heading_20_5" text:outline-level="5">5. <text:a xlink:type="simple" xlink:href="../How%20to%20obtain%20a%20Full%20Wasta-Offline%20Mirror%20residing%20on%20a%201TB%20USB%20hard%20drive.html" text:style-name="Internet_20_link" text:visited-style-name="Visited_20_Internet_20_Link">How to obtain a Full Wasta-Offline Mirror residing on </text:a><text:a xlink:type="simple" xlink:href="../How%20to%20obtain%20a%20Full%20Wasta-Offline%20Mirror%20residing%20on%20a%201TB%20USB%20hard%20drive.html" text:style-name="Internet_20_link" text:visited-style-name="Visited_20_Internet_20_Link"><text:span text:style-name="T1">a 1TB USB hard drive</text:span></text:a><text:span text:style-name="T1">. (</text:span><text:a xlink:type="simple" xlink:href="../How%20to%20obtain%20a%20Full%20Wasta-Offline%20Mirror%20residing%20on%20a%201TB%20USB%20hard%20drive.odt" text:style-name="Internet_20_link" text:visited-style-name="Visited_20_Internet_20_Link"><text:span text:style-name="T1">.odt</text:span></text:a><text:span text:style-name="T1">, </text:span><text:a xlink:type="simple" xlink:href="../How%20to%20obtain%20a%20Full%20Wasta-Offline%20Mirror%20residing%20on%20a%201TB%20USB%20hard%20drive.html" text:style-name="Internet_20_link" text:visited-style-name="Visited_20_Internet_20_Link"><text:span text:style-name="T1">.html</text:span></text:a><text:span text:style-name="T1"> and </text:span><text:a xlink:type="simple" xlink:href="../How%20to%20obtain%20a%20Full%20Wasta-Offline%20Mirror%20residing%20on%20a%201TB%20USB%20hard%20drive.pdf" text:style-name="Internet_20_link" text:visited-style-name="Visited_20_Internet_20_Link"><text:span text:style-name="T1">.pdf</text:span></text:a><text:span text:style-name="T1">)</text:span></text:h>
      <text:h text:style-name="Heading_20_5" text:outline-level="5">6. <text:a xlink:type="simple" xlink:href="../How%20to%20update%20your%20Wasta-Linux%20software%20offline%20by%20memory%20stick%20or%20external%20hard%20drive.html" text:style-name="Internet_20_link" text:visited-style-name="Visited_20_Internet_20_Link">How to update your Wasta-Linux software offline by memory stick or external hard drive</text:a>. (<text:a xlink:type="simple" xlink:href="../How%20to%20update%20your%20Wasta-Linux%20software%20offline%20by%20memory%20stick%20or%20external%20hard%20drive.odt" text:style-name="Internet_20_link" text:visited-style-name="Visited_20_Internet_20_Link">.odt</text:a>, <text:a xlink:type="simple" xlink:href="../How%20to%20update%20your%20Wasta-Linux%20software%20offline%20by%20memory%20stick%20or%20external%20hard%20drive.html" text:style-name="Internet_20_link" text:visited-style-name="Visited_20_Internet_20_Link"><text:span text:style-name="T2">.html </text:span></text:a>and <text:a xlink:type="simple" xlink:href="../How%20to%20update%20your%20Wasta-Linux%20software%20offline%20by%20memory%20stick%20or%20external%20hard%20drive.pdf" text:style-name="Internet_20_link" text:visited-style-name="Visited_20_Internet_20_Link">.pdf</text:a>)</text:h>
      <text:h text:style-name="Heading_20_5" text:outline-level="5">7. <text:a xlink:type="simple" xlink:href="../How%20to%20shrink%20the%20size%20of%20pictures%20for%20users%20of%20Wasta%20Linux.html" text:style-name="Internet_20_link" text:visited-style-name="Visited_20_Internet_20_Link"><text:span text:style-name="T4">How to shrink the size of pictures for users of Wasta Linux</text:span></text:a><text:span text:style-name="T4">. (</text:span><text:a xlink:type="simple" xlink:href="../How%20to%20shrink%20the%20size%20of%20pictures%20for%20users%20of%20Wasta%20Linux.odt" text:style-name="Internet_20_link" text:visited-style-name="Visited_20_Internet_20_Link"><text:span text:style-name="T4">.odt</text:span></text:a><text:span text:style-name="T4">, </text:span><text:a xlink:type="simple" xlink:href="../How%20to%20shrink%20the%20size%20of%20pictures%20for%20users%20of%20Wasta%20Linux.html" text:style-name="Internet_20_link" text:visited-style-name="Visited_20_Internet_20_Link"><text:span text:style-name="T4">.html</text:span></text:a><text:span text:style-name="T4"> and </text:span><text:a xlink:type="simple" xlink:href="../How%20to%20shrink%20the%20size%20of%20pictures%20for%20users%20of%20Wasta%20Linux.pdf" text:style-name="Internet_20_link" text:visited-style-name="Visited_20_Internet_20_Link"><text:span text:style-name="T4">.pdf</text:span></text:a><text:span text:style-name="T4">)</text:span></text:h>
      <text:h text:style-name="Heading_20_5" text:outline-level="5"><text:span text:style-name="T4">8</text:span>. <text:a xlink:type="simple" xlink:href="../Wasta-Offline-Use-Full-Mirror-or-Memory-Stick-and-wasta-offline-setup-Flow-Chart.pdf" text:style-name="Internet_20_link" text:visited-style-name="Visited_20_Internet_20_Link">Wasta-Offline-Use-Full-Mirror-or-Memory-Stick-and-wasta-offline-setup-Flow-Chart</text:a>. (<text:a xlink:type="simple" xlink:href="../Wasta-Offline-Use-Full-Mirror-or-Memory-Stick-and-wasta-offline-setup-Flow-Chart.odg" text:style-name="Internet_20_link" text:visited-style-name="Visited_20_Internet_20_Link">.odg</text:a> and <text:a xlink:type="simple" xlink:href="../Wasta-Offline-Use-Full-Mirror-or-Memory-Stick-and-wasta-offline-setup-Flow-Chart.pdf" text:style-name="Internet_20_link" text:visited-style-name="Visited_20_Internet_20_Link">.pdf</text:a>)</text:h>
      <text:h text:style-name="Heading_20_5" text:outline-level="5">9. <text:a xlink:type="simple" xlink:href="../How%20to%20upgrade%20Wasta%20Linux%20using%20the%20Manus%20custom%20installer%20memory%20stick.pdf" text:style-name="Internet_20_link" text:visited-style-name="Visited_20_Internet_20_Link">How to upgrade Wasta Linux using the Manus custom installer memory stick</text:a>. (<text:a xlink:type="simple" xlink:href="../How%20to%20upgrade%20Wasta%20Linux%20using%20the%20Manus%20custom%20installer%20memory%20stick.odt" text:style-name="Internet_20_link" text:visited-style-name="Visited_20_Internet_20_Link">.odt</text:a>, <text:a xlink:type="simple" xlink:href="../How%20to%20upgrade%20Wasta%20Linux%20using%20the%20Manus%20custom%20installer%20memory%20stick.html" text:style-name="Internet_20_link" text:visited-style-name="Visited_20_Internet_20_Link">.html</text:a> and <text:a xlink:type="simple" xlink:href="../How%20to%20upgrade%20Wasta%20Linux%20using%20the%20Manus%20custom%20installer%20memory%20stick.pdf" text:style-name="Internet_20_link" text:visited-style-name="Visited_20_Internet_20_Link">.pdf</text:a>)</text:h>
      <text:h text:style-name="Heading_20_5" text:outline-level="5"><text:span text:style-name="T5">10. </text:span><text:a xlink:type="simple" xlink:href="../How%20to%20use%20the%20Nemo%20File%20Manager.pdf" text:style-name="Internet_20_link" text:visited-style-name="Visited_20_Internet_20_Link">How to use the Nemo File Manager</text:a> (<text:a xlink:type="simple" xlink:href="../How%20to%20use%20the%20Nemo%20File%20Manager.odt" text:style-name="Internet_20_link" text:visited-style-name="Visited_20_Internet_20_Link">.odt</text:a>, <text:a xlink:type="simple" xlink:href="../How%20to%20use%20the%20Nemo%20File%20Manager.html" text:style-name="Internet_20_link" text:visited-style-name="Visited_20_Internet_20_Link">.html</text:a>, and <text:a xlink:type="simple" xlink:href="../How%20to%20use%20the%20Nemo%20File%20Manager.pdf" text:style-name="Internet_20_link" text:visited-style-name="Visited_20_Internet_20_Link">.pdf</text:a>)</text:h>
      <text:h text:style-name="Heading_20_5" text:outline-level="5">1<text:span text:style-name="T5">1</text:span>. <text:a xlink:type="simple" xlink:href="../Glossary%20of%20Common%20Terms%20for%20Translators%20using%20Adapt%20It%20and%20Paratext%20on%20Wasta%20Linux.pdf" text:style-name="Internet_20_link" text:visited-style-name="Visited_20_Internet_20_Link">Glossary of Common Terms for Translators using Adapt It and Paratext on Wasta Linux</text:a>. (<text:a xlink:type="simple" xlink:href="../Glossary%20of%20Common%20Terms%20for%20Translators%20using%20Adapt%20It%20and%20Paratext%20on%20Wasta%20Linux.odt" text:style-name="Internet_20_link" text:visited-style-name="Visited_20_Internet_20_Link">.odt</text:a>, <text:a xlink:type="simple" xlink:href="../Glossary%20of%20Common%20Terms%20for%20Translators%20using%20Adapt%20It%20and%20Paratext%20on%20Wasta%20Linux.html" text:style-name="Internet_20_link" text:visited-style-name="Visited_20_Internet_20_Link">.html</text:a> and <text:a xlink:type="simple" xlink:href="../Glossary%20of%20Common%20Terms%20for%20Translators%20using%20Adapt%20It%20and%20Paratext%20on%20Wasta%20Linux.pdf" text:style-name="Internet_20_link" text:visited-style-name="Visited_20_Internet_20_Link">.pdf</text:a>)</text:h>
      <text:h text:style-name="P1" text:outline-level="3"><text:span text:style-name="T3">Important </text:span>Note: The illustrations, screenshots and graphics for the document files above are contained in the <text:a xlink:type="simple" xlink:href="../wasta-docs-images/" text:style-name="Internet_20_link" text:visited-style-name="Visited_20_Internet_20_Link">wasta-docs-images folder</text:a>. This folder must be present <text:span text:style-name="T2">along side the above documents </text:span>for the images and screenshots to appear within the LibreOffice Writer (odt) and the Browser (.html) documents - since all images are linked to the images within the wasta-docs-images folder, rather than being embedded in the odt and html documents. <text:span text:style-name="T2">If you want to copy the odt or html documents to a different location, be sure to also copy the wasta-docs-images folder along with them. The pdf documents, however, do have the images embedded within them and may be copied elsewhere without requiring the wasta-docs-images folder to be present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FreeSans1" svg:font-family="FreeSans" style:font-family-generic="swiss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8T10:50:23.529590555</meta:creation-date>
    <dc:date>2017-12-22T21:53:45.417326426</dc:date>
    <meta:editing-duration>PT13M6S</meta:editing-duration>
    <meta:editing-cycles>4</meta:editing-cycles>
    <meta:generator>LibreOffice/5.3.7.2$Linux_X86_64 LibreOffice_project/30m0$Build-2</meta:generator>
    <meta:document-statistic meta:table-count="0" meta:image-count="0" meta:object-count="0" meta:page-count="1" meta:paragraph-count="13" meta:word-count="310" meta:character-count="1930" meta:non-whitespace-character-count="1633"/>
  </office:meta>
</office:document-meta>
</file>